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0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" xlink:type="simple">http://www.nexusmods.com/fallout3/mods/12306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" xlink:type="simple">http://www.nexusmods.com/fallout3/mods/1890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" xlink:type="simple">http://www.nexusmods.com/fallout3/mods/19799/</text:a></text:p>
          </table:table-cell>
          <table:table-cell table:style-name="ce18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2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2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20:40:15.7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9-15T20:58:02.044000000</dc:date>
    <meta:editing-duration>P11DT3H36M7S</meta:editing-duration>
    <meta:editing-cycles>51</meta:editing-cycles>
    <meta:generator>LibreOffice/5.1.3.2$Windows_x86 LibreOffice_project/644e4637d1d8544fd9f56425bd6cec110e49301b</meta:generator>
    <meta:document-statistic meta:table-count="1" meta:cell-count="262" meta:object-count="0"/>
  </office:meta>
</office:document-meta>
</file>